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9f77"/>
    </style:style>
    <style:style style:name="P2" style:family="paragraph" style:parent-style-name="Text_20_body">
      <style:text-properties officeooo:rsid="00131fa2" officeooo:paragraph-rsid="00131fa2"/>
    </style:style>
    <style:style style:name="P3" style:family="paragraph" style:parent-style-name="Text_20_body">
      <style:text-properties officeooo:rsid="0014d152" officeooo:paragraph-rsid="0014d152"/>
    </style:style>
    <style:style style:name="P4" style:family="paragraph" style:parent-style-name="Text_20_body">
      <style:text-properties officeooo:paragraph-rsid="0014d152"/>
    </style:style>
    <style:style style:name="P5" style:family="paragraph" style:parent-style-name="Text_20_body">
      <style:text-properties fo:language="en" fo:country="US" officeooo:rsid="0014d152" officeooo:paragraph-rsid="0014d152"/>
    </style:style>
    <style:style style:name="P6" style:family="paragraph" style:parent-style-name="Text_20_body">
      <style:text-properties officeooo:paragraph-rsid="00169852"/>
    </style:style>
    <style:style style:name="P7" style:family="paragraph" style:parent-style-name="Text_20_body">
      <style:text-properties fo:color="#000000" style:font-name="Liberation Serif" officeooo:paragraph-rsid="00169852"/>
    </style:style>
    <style:style style:name="T1" style:family="text">
      <style:text-properties fo:language="en" fo:country="US" officeooo:rsid="00131fa2"/>
    </style:style>
    <style:style style:name="T2" style:family="text">
      <style:text-properties fo:language="en" fo:country="US" officeooo:rsid="00131fa2" style:language-asian="ja" style:country-asian="JP"/>
    </style:style>
    <style:style style:name="T3" style:family="text">
      <style:text-properties fo:language="en" fo:country="US" officeooo:rsid="0014d152"/>
    </style:style>
    <style:style style:name="T4" style:family="text">
      <style:text-properties fo:language="en" fo:country="US" officeooo:rsid="00169852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31fa2" style:language-asian="ja" style:country-asian="JP"/>
    </style:style>
    <style:style style:name="T7" style:family="text">
      <style:text-properties fo:language="ru" fo:country="RU" officeooo:rsid="00169852"/>
    </style:style>
    <style:style style:name="T8" style:family="text">
      <style:text-properties officeooo:rsid="0014d152"/>
    </style:style>
    <style:style style:name="T9" style:family="text">
      <style:text-properties fo:color="#000000"/>
    </style:style>
    <style:style style:name="T10" style:family="text">
      <style:text-properties fo:color="#000000" fo:background-color="#ffffff" loext:char-shading-value="0"/>
    </style:style>
    <style:style style:name="T11" style:family="text">
      <style:text-properties fo:color="#000000" officeooo:rsid="0014d152"/>
    </style:style>
    <style:style style:name="T12" style:family="text">
      <style:text-properties fo:color="#000000" style:font-name="Liberation Serif"/>
    </style:style>
    <style:style style:name="T13" style:family="text">
      <style:text-properties officeooo:rsid="00169852"/>
    </style:style>
    <style:style style:name="T14" style:family="text">
      <style:text-properties officeooo:rsid="0019d5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Яндекс.Лицей </text:p>
      <text:p text:style-name="Text_20_body">Проект по <text:span text:style-name="T1">Qt </text:span><text:span text:style-name="T6">и </text:span><text:span text:style-name="T2">Sqlite</text:span></text:p>
      <text:p text:style-name="P3">Козинский Данил</text:p>
      <text:p text:style-name="P2">Таблица Менделеева</text:p>
      <text:p text:style-name="Text_20_body">О возможностях: </text:p>
      <text:p text:style-name="P3">Можно получить информацию о любом <text:span text:style-name="T14">элементе таблицы Менделеева, а также расставить химические реакции обмена</text:span></text:p>
      <text:p text:style-name="Text_20_body">Реализация. </text:p>
      <text:p text:style-name="Text_20_body">Программный код включает в себя набор классов и функций, которые и выполняют всё работу. </text:p>
      <text:p text:style-name="Text_20_body">Классы: </text:p>
      <text:p text:style-name="P4">class <text:span text:style-name="T3">Equation</text:span>–<text:span text:style-name="T9"> </text:span><text:span text:style-name="T10">отвечает </text:span><text:span text:style-name="T9">з</text:span><text:span text:style-name="T11">а решение химических реакций обмена</text:span><text:span text:style-name="T9">.</text:span> </text:p>
      <text:p text:style-name="P4">Class<text:span text:style-name="T9"> </text:span><text:span text:style-name="T12">History </text:span>– отвечает за <text:span text:style-name="T8">базу данных истории решений реакций</text:span>. </text:p>
      <text:p text:style-name="Text_20_body">Class <text:span text:style-name="T3">Table</text:span> – отвечает <text:span text:style-name="T8">за таблицу Менделеева</text:span>. </text:p>
      <text:p text:style-name="P4"><text:span text:style-name="T3">C</text:span>lass <text:span text:style-name="T12">Element </text:span>– отвечает за <text:span text:style-name="T8">информацию о элементе</text:span>. </text:p>
      <text:p text:style-name="Text_20_body">Функции: </text:p>
      <text:p text:style-name="P5">coefficients – <text:span text:style-name="T5">отвечает за поиск коэффициентов </text:span><text:span text:style-name="T7">в уравнении</text:span></text:p>
      <text:p text:style-name="Text_20_body">База данных: </text:p>
      <text:p text:style-name="Text_20_body">Проект содержит одну базу данных, которая включает в себя 4 таблицы: </text:p>
      <text:p text:style-name="P6">· <text:span text:style-name="T4">E</text:span><text:span text:style-name="T13">quations</text:span></text:p>
      <text:p text:style-name="P6">· <text:span text:style-name="T4">I</text:span><text:span text:style-name="T13">nformation</text:span> </text:p>
      <text:p text:style-name="P6">· <text:span text:style-name="T4">G</text:span><text:span text:style-name="T13">roups</text:span></text:p>
      <text:p text:style-name="P6">· <text:span text:style-name="T4">P</text:span><text:span text:style-name="T13">roperties</text:span> </text:p>
      <text:p text:style-name="Text_20_body">Использованные библиотеки. </text:p>
      <text:p text:style-name="Text_20_body">· <text:span text:style-name="T4">math</text:span> </text:p>
      <text:p text:style-name="Text_20_body">· <text:span text:style-name="T12">uic</text:span>·</text:p>
      <text:p text:style-name="Text_20_body">· sqllite3 </text:p>
      <text:p text:style-name="P6">· <text:span text:style-name="T12">PyQt5.QtWidgets</text:span></text:p>
      <text:p text:style-name="Text_20_body">· <text:span text:style-name="T12">sys</text:span></text:p>
      <text:p text:style-name="P7">· PyQt5.QtC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11:08:19.454000000</meta:creation-date>
    <dc:date>2020-11-11T15:23:34.845000000</dc:date>
    <meta:editing-duration>PT39M12S</meta:editing-duration>
    <meta:editing-cycles>2</meta:editing-cycles>
    <meta:generator>LibreOffice/5.3.3.2$Windows_x86 LibreOffice_project/3d9a8b4b4e538a85e0782bd6c2d430bafe583448</meta:generator>
    <meta:document-statistic meta:table-count="0" meta:image-count="0" meta:object-count="0" meta:page-count="1" meta:paragraph-count="28" meta:word-count="115" meta:character-count="806" meta:non-whitespace-character-count="698"/>
  </office:meta>
</office:document-meta>
</file>